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</style:style>
    <style:style style:name="T3" style:parent-style-name="Domyślnaczcionkaakapitu" style:family="text">
      <style:text-properties fo:font-size="18pt" style:font-size-asian="18pt" style:font-size-complex="18pt"/>
    </style:style>
    <style:style style:name="T4" style:parent-style-name="Domyślnaczcionkaakapitu" style:family="text">
      <style:text-properties fo:font-size="18pt" style:font-size-asian="18pt" style:font-size-complex="18pt"/>
    </style:style>
    <style:style style:name="T5" style:parent-style-name="Domyślnaczcionkaakapitu" style:family="text">
      <style:text-properties fo:color="#000000"/>
    </style:style>
    <style:style style:name="T6" style:parent-style-name="Domyślnaczcionkaakapitu" style:family="text">
      <style:text-properties fo:color="#000000"/>
    </style:style>
    <style:style style:name="T7" style:parent-style-name="Domyślnaczcionkaakapitu" style:family="text">
      <style:text-properties fo:font-size="18pt" style:font-size-asian="18pt" style:font-size-complex="18pt"/>
    </style:style>
    <style:style style:name="T8" style:parent-style-name="Domyślnaczcionkaakapitu" style:family="text">
      <style:text-properties fo:font-size="18pt" style:font-size-asian="18pt" style:font-size-complex="18pt"/>
    </style:style>
    <style:style style:name="T9" style:parent-style-name="Domyślnaczcionkaakapitu" style:family="text">
      <style:text-properties fo:font-size="18pt" style:font-size-asian="18pt" style:font-size-complex="18pt"/>
    </style:style>
    <style:style style:name="T10" style:parent-style-name="Domyślnaczcionkaakapitu" style:family="text">
      <style:text-properties fo:font-style="italic" style:font-style-asian="italic" style:font-style-complex="italic"/>
    </style:style>
    <style:style style:name="T11" style:parent-style-name="Domyślnaczcionkaakapitu" style:family="text">
      <style:text-properties fo:font-style="italic" style:font-style-asian="italic" style:font-style-complex="italic"/>
    </style:style>
    <style:style style:name="T12" style:parent-style-name="Domyślnaczcionkaakapitu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Algorytmy ewolucyjne</text:p>
      <text:p text:style-name="Podtytuł">Zasada działania, obszary zastosowań, biblioteki programistyczne, zastosowanie do wybranego problemu optymalizacyjnego oraz eksperymenty</text:p>
      <text:p text:style-name="Textbody"/>
      <text:p text:style-name="Podtytuł">Wojciech Kwiatkowski,<text:s/>Adam Orzeł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2">WSZiB, 2023</text:p>
      <text:h text:style-name="Nagłówek1" text:outline-level="1"/>
      <text:h text:style-name="Nagłówek1" text:outline-level="1">1.<text:s/><text:span text:style-name="T3">Z</text:span><text:span text:style-name="T4">asada działania i zastosowania</text:span></text:h>
      <text:p text:style-name="Textbody">[opis zasady działania algorytmu ewolucyjnego oraz wybranych obszarów zastosowań wraz z odnośnikami do literatury.]</text:p>
      <text:p text:style-name="Textbody">[Przykład sposobu cytowania literatury [1]. Cytowanie dwóch prac równocześnie [1, 2]. Przykłady opisu pozycji<text:s/>bibliograficznych znajdują się na końcu dokumentu, w sekcji Bibliografia.]</text:p>
      <text:h text:style-name="Nagłówek1" text:outline-level="1">2. Biblioteki programistyczne</text:h>
      <text:p text:style-name="Textbody">[opis wybranych bibliotek programistycznych: instalacja, możliwości, dostępne algorytmy, zalety i wady. Należy opisać przynajmniej 2 biblioteki:<text:s/><text:a xlink:href="https://github.com/DEAP/deap" office:target-frame-name="_top" xlink:show="replace">DEAP</text:a><text:s/>oraz<text:s/><text:a xlink:href="https://jenetics.io/" office:target-frame-name="_top" xlink:show="replace">Jenetics</text:a><text:s/>– można uwzględnić również inne.]</text:p>
      <text:h text:style-name="Nagłówek1" text:outline-level="1">3. Zaimplementowany algorytm rozwiązujący wybrany problem optymalizacyjny</text:h>
      <text:p text:style-name="Textbody">[opis wybranego problemu optymalizacyjnego (np. optymalizacja funkcji, komiwojażer, generowanie optymalnych konstrukcji (np.<text:s/><text:a xlink:href="http://www.boxcar2d.com/" office:target-frame-name="_top" xlink:show="replace">http://www.boxcar2d.com/</text:a>),<text:s/><text:span text:style-name="T5">optymalizacja wielokryterialna, wielokryterialna optymalizacja trasy drona/statku z uwzględnieniem przeszkód/pog</text:span><text:span text:style-name="T6">ody</text:span>) oraz szczegółowy opis algorytmu ewolucyjnego użytego do jego rozwiązania: pseudokod wraz z opisem słownym, sposób reprezentacji rozwiązania w genotypie osobnika, wartości parametrów (liczebność populacji, prawdopodobieństwa mutacji i rekombinacji oraz<text:s/>inne w zależności od użytego algorytmu) wraz z komentarzami]</text:p>
      <text:h text:style-name="Nagłówek1" text:outline-level="1">4.<text:s/><text:span text:style-name="T7">Wyniki eksperymentów</text:span></text:h>
      <text:p text:style-name="Textbody">[wartości parametrów algorytmu ustawiane dla poszczególnych eksperymentów, jeżeli różnią się od tych podanych w sekcji 3, skomentowane wykresy pokazujące średnie wyniki z<text:s/>odchyleniami standardowymi z co najmniej 10 uruchomień algorytmu (wykresy powinny pokazywać: najlepszy, najgorszy i średni fitness w populacji w trakcie trwania eksperymentu), omówienie najlepszego znalezionego rozwiązania.]</text:p>
      <text:h text:style-name="Nagłówek1" text:outline-level="1">5.<text:s/><text:span text:style-name="T8">Podsumowanie</text:span></text:h>
      <text:p text:style-name="Textbody">[podsumowanie<text:s/>rezultatów projektu oraz uzyskanych wyników eksperymentów]</text:p>
      <text:h text:style-name="Nagłówek1" text:outline-level="1">Bibliogra<text:span text:style-name="T9">fia</text:span></text:h>
      <text:p text:style-name="Textbody">1. Zhi-Hua Zhou, Yang Yu, Chao Qian,<text:s/><text:bookmark-start text:name="title"/><text:bookmark-start text:name="productTitle"/><text:bookmark-end text:name="title"/><text:bookmark-end text:name="productTitle"/><text:span text:style-name="T10">Evolutionary Learning: Advances in Theories and Algorithms,<text:s/></text:span>Springer<text:span text:style-name="T11">,<text:s/></text:span>2019</text:p>
      <text:p text:style-name="Textbody">2. Devin Soni,<text:s/><text:span text:style-name="T12">Introduction to Evolutionary Algorithms</text:span>,<text:s/><text:a xlink:href="https://towardsdatascience.com/introduction-to-evolutionary-algorithms-a8594b484ac" office:target-frame-name="_top" xlink:show="replace">https://towardsdatascience.com/introduction-to-evolutionary-algorithms-a8594b484ac</text:a>, Dostęp: 15.03.202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ojciech Karol Kwiatkowski</dc:creator>
    <meta:creation-date>2020-05-26T16:53:00Z</meta:creation-date>
    <dc:date>2024-10-06T10:19:00Z</dc:date>
    <meta:template xlink:href="Normal" xlink:type="simple"/>
    <meta:editing-cycles>20</meta:editing-cycles>
    <meta:editing-duration>PT15840S</meta:editing-duration>
    <meta:document-statistic meta:page-count="2" meta:paragraph-count="4" meta:word-count="351" meta:character-count="2459" meta:row-count="17" meta:non-whitespace-character-count="2112"/>
  </office:meta>
</office:document-meta>
</file>